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style="urn:oasis:names:tc:opendocument:xmlns:style:1.0" xmlns:draw="urn:oasis:names:tc:opendocument:xmlns:drawing:1.0" xmlns:ooow="http://openoffice.org/2004/writer" xmlns:svg="urn:oasis:names:tc:opendocument:xmlns:svg-compatible:1.0" xmlns:dr3d="urn:oasis:names:tc:opendocument:xmlns:dr3d:1.0" xmlns:chart="urn:oasis:names:tc:opendocument:xmlns:chart:1.0" xmlns:oooc="http://openoffice.org/2004/calc" xmlns:text="urn:oasis:names:tc:opendocument:xmlns:text:1.0" xmlns:ooo="http://openoffice.org/2004/office" xmlns:table="urn:oasis:names:tc:opendocument:xmlns:table:1.0" xmlns:xforms="http://www.w3.org/2002/xforms" xmlns:script="urn:oasis:names:tc:opendocument:xmlns:script:1.0" xmlns:office="urn:oasis:names:tc:opendocument:xmlns:office:1.0" xmlns:form="urn:oasis:names:tc:opendocument:xmlns:form:1.0" xmlns:fo="urn:oasis:names:tc:opendocument:xmlns:xsl-fo-compatible:1.0" xmlns:meta="urn:oasis:names:tc:opendocument:xmlns:meta:1.0" xmlns:dom="http://www.w3.org/2001/xml-events" xmlns:number="urn:oasis:names:tc:opendocument:xmlns:datastyle:1.0" xmlns:math="http://www.w3.org/1998/Math/MathML" xmlns:xlink="http://www.w3.org/1999/xlink" xmlns:xsd="http://www.w3.org/2001/XMLSchema" xmlns:xsi="http://www.w3.org/2001/XMLSchema-instance" xmlns:dc="http://purl.org/dc/elements/1.1/" office:version="1.0">
  <office:scripts/>
  <office:font-face-decls>
    <style:font-face style:name="PodStarSymbol" svg:font-family="StarSymbol"/>
    <style:font-face svg:font-family="'Nimbus Roman No9 L'" style:font-family-generic="roman" style:name="Nimbus Roman No9 L" style:font-pitch="variable"/>
    <style:font-face svg:font-family="'Nimbus Sans L'" style:font-family-generic="swiss" style:name="Nimbus Sans L" style:font-pitch="variable"/>
    <style:font-face svg:font-family="'DejaVu Sans'" style:font-family-generic="system" style:name="DejaVu Sans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family="table" style:name="Tableau1">
      <style:table-properties table:align="margins" style:width="16.999cm"/>
    </style:style>
    <style:style style:family="table-column" style:name="Tableau1.A">
      <style:table-column-properties style:column-width="16.999cm" style:rel-column-width="65535*"/>
    </style:style>
    <style:style style:family="table-cell" style:name="Tableau1.A1">
      <style:table-cell-properties fo:border="0.002cm solid #000000" fo:padding="0.097cm"/>
    </style:style>
    <style:style style:family="paragraph" style:parent-style-name="Standard" style:name="P1">
      <style:text-properties fo:font-size="12pt" style:font-size-complex="12pt" style:font-size-asian="12pt"/>
    </style:style>
    <style:style style:family="paragraph" style:parent-style-name="Table_20_Contents" style:name="P2">
      <style:text-properties fo:font-size="12pt" style:font-size-complex="12pt" style:font-size-asian="12pt"/>
    </style:style>
    <style:style style:family="paragraph" style:parent-style-name="Standard" style:name="P3">
      <style:text-properties fo:font-size="12pt" style:font-size-complex="12pt" style:font-size-asian="12pt"/>
    </style:style>
    <style:style style:family="text" style:name="T1">
      <style:text-properties fo:font-size="12pt" style:font-size-complex="12pt" style:font-size-asian="12pt"/>
    </style: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Bidule</text:p>
      <text:p>Hello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<office:annotation><dc:creator>POD</dc:creator><dc:date>2015-11-03T20:42:08</dc:date><text:p>Error while evaluating the expression "'&lt;text:p&gt;' + p.name + '&lt;/text:p&gt;" defined in the "from" part of a statement. SyntaxError: EOL while scanning string literal (&lt;string&gt;, line 1)</text:p><text:p> &lt;class 'SyntaxError'&gt;: EOL while scanning string literal (&lt;string&gt;, line 1)</text:p></office:annotation></text:p>
      <text:p>P1</text:p>
      <text:p>P2</text:p>
      <text:p>P3</text:p>
      <text:p>P4</text:p>
      <text:p>P5</text:p>
      <text:p>P6</text:p>
      <text:p>P7</text:p>
      <text:p>P8</text:p>
      <text:p text:style-name="P1"/>
      <table:table table:style-name="Tableau1" table:name="Tableau1">
        <table:table-column table:style-name="Tableau1.A" table:number-columns-repeated="1"/>
        <table:table-row>
          <table:table-cell office:value-type="string" table:style-name="Tableau1.A1">
            <text:p text:style-name="P2">This <office:annotation><dc:creator>POD</dc:creator><dc:date>2015-11-03T20:42:08</dc:date><text:p>Syntax error while parsing a note whose content is "['do table', 'do table again !', 'from anywhere']". In a note, you may specify at most 2 lines: a pod statement and a "from" clause. A Pod statement has the form: do {element} [{command} {expression}]. {element} identifies the part of the document that will be impacted by the command. It must be one of ('text', 'title', 'section', 'table', 'row', 'cell'). Optional {command} can be "if" (conditional inclusion of the element) or "for" (multiple inclusion of the element). For an "if" command, {expression} is any Python expression. For a "for" command, {expression} must be of the form: {name} in {expression}. {name} must be a Python variable name. It is the name of the iteration variable. {expression} is a Python expression that, when evaluated, produces a Python sequence (tuple, string, list, etc). A "from" clause has the form: from {expression}, where {expression} is a Python expression that, when evaluated, produces a valid chunk of odt content that will be inserted instead of the element that is the target of the note.</text:p></office:annotation>will generate a line of text which is not readable.</text:p>
          </table:table-cell>
        </table:table-row>
      </table:table>
      <text:p text:style-name="P1"/>
      <text:p text:style-name="P1">Error in <office:annotation><dc:creator>POD</dc:creator><dc:date>2015-11-03T20:42:08</dc:date><text:p>Syntax error in "from" clause "fro m 'Hello'". A "from" clause has the form: from {expression}, where {expression} is a Python expression that, when evaluated, produces a valid chunk of odt content that will be inserted instead of the element that is the target of the note.</text:p></office:annotation>the 'from' clause.</text:p>
    </office:text>
  </office:body>
</office:document-content>
</file>

<file path=styles.xml><?xml version="1.0" encoding="utf-8"?>
<office:document-styles xmlns:style="urn:oasis:names:tc:opendocument:xmlns:style:1.0" xmlns:draw="urn:oasis:names:tc:opendocument:xmlns:drawing:1.0" xmlns:table="urn:oasis:names:tc:opendocument:xmlns:table:1.0" xmlns:dom="http://www.w3.org/2001/xml-events" xmlns:script="urn:oasis:names:tc:opendocument:xmlns:script:1.0" xmlns:ooow="http://openoffice.org/2004/writer" xmlns:office="urn:oasis:names:tc:opendocument:xmlns:office:1.0" xmlns:svg="urn:oasis:names:tc:opendocument:xmlns:svg-compatible:1.0" xmlns:form="urn:oasis:names:tc:opendocument:xmlns:form:1.0" xmlns:dr3d="urn:oasis:names:tc:opendocument:xmlns:dr3d:1.0" xmlns:chart="urn:oasis:names:tc:opendocument:xmlns:chart:1.0" xmlns:fo="urn:oasis:names:tc:opendocument:xmlns:xsl-fo-compatible:1.0" xmlns:meta="urn:oasis:names:tc:opendocument:xmlns:meta:1.0" xmlns:oooc="http://openoffice.org/2004/calc" xmlns:number="urn:oasis:names:tc:opendocument:xmlns:datastyle:1.0" xmlns:text="urn:oasis:names:tc:opendocument:xmlns:text:1.0" xmlns:xlink="http://www.w3.org/1999/xlink" xmlns:ooo="http://openoffice.org/2004/office" xmlns:math="http://www.w3.org/1998/Math/MathML" xmlns:dc="http://purl.org/dc/elements/1.1/" office:version="1.0">
  <office:font-face-decls>
    <style:font-face style:name="PodStarSymbol" svg:font-family="StarSymbol"/>
    <style:font-face svg:font-family="'Nimbus Roman No9 L'" style:font-family-generic="roman" style:name="Nimbus Roman No9 L" style:font-pitch="variable"/>
    <style:font-face svg:font-family="'Nimbus Sans L'" style:font-family-generic="swiss" style:name="Nimbus Sans L" style:font-pitch="variable"/>
    <style:font-face svg:font-family="'DejaVu Sans'" style:font-family-generic="system" style:name="DejaVu Sans" style:font-pitch="variable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vertical="0.283cm" draw:start-line-spacing-vertical="0.283cm" draw:end-line-spacing-horizontal="0.283cm" draw:shadow-offset-x="0.3cm" draw:shadow-offset-y="0.3cm" style:flow-with-text="false" draw:start-line-spacing-horizontal="0.283cm"/>
      <style:paragraph-properties style:font-independent-line-spacing="false" style:writing-mode="lr-tb" style:text-autospace="ideograph-alpha" style:line-break="strict">
        <style:tab-stops/>
      </style:paragraph-properties>
      <style:text-properties style:use-window-font-color="true" style:font-size-complex="12pt" style:language-asian="fr" style:country-complex="FR" style:language-complex="fr" fo:font-size="12pt" style:country-asian="FR" fo:country="FR" fo:language="fr" style:font-size-asian="12pt"/>
    </style:default-style>
    <style:default-style style:family="paragraph">
      <style:paragraph-properties style:punctuation-wrap="hanging" style:tab-stop-distance="1.251cm" style:text-autospace="ideograph-alpha" style:writing-mode="page" fo:hyphenation-ladder-count="no-limit" style:line-break="strict"/>
      <style:text-properties style:use-window-font-color="true" style:font-name-complex="DejaVu Sans" style:country-complex="FR" style:font-name="Nimbus Roman No9 L" style:font-name-asian="DejaVu Sans" fo:hyphenation-push-char-count="2" fo:hyphenate="false" fo:language="fr" style:font-size-asian="12pt" fo:hyphenation-remain-char-count="2" style:language-complex="fr" fo:font-size="12pt" style:font-size-complex="12pt" fo:country="FR" style:language-asian="fr" style:country-asian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paragraph" style:class="text" style:name="Standard"/>
    <style:style style:display-name="Text body" style:family="paragraph" style:parent-style-name="Standard" style:name="Text_20_body" style:class="text">
      <style:paragraph-properties fo:margin-bottom="0.212cm" fo:margin-top="0cm"/>
    </style:style>
    <style:style style:family="paragraph" style:parent-style-name="Standard" style:name="Heading" style:next-style-name="Text_20_body" style:class="text">
      <style:paragraph-properties fo:margin-bottom="0.212cm" fo:keep-with-next="always" fo:margin-top="0.423cm"/>
      <style:text-properties style:font-name-complex="DejaVu Sans" style:font-name="Nimbus Sans L" style:font-name-asian="DejaVu Sans" fo:font-size="14pt" style:font-size-complex="14pt" style:font-size-asian="14pt"/>
    </style:style>
    <style:style style:family="paragraph" style:parent-style-name="Text_20_body" style:name="List" style:class="list"/>
    <style:style style:display-name="Table Contents" style:family="paragraph" style:parent-style-name="Standard" style:name="Table_20_Contents" style:class="extra">
      <style:paragraph-properties text:line-number="0" text:number-lines="false"/>
    </style:style>
    <style:style style:family="paragraph" style:parent-style-name="Standard" style:name="Caption" style:class="extra">
      <style:paragraph-properties fo:margin-bottom="0.212cm" text:line-number="0" fo:margin-top="0.212cm" text:number-lines="false"/>
      <style:text-properties fo:font-style="italic" fo:font-size="12pt" style:font-style-complex="italic" style:font-size-complex="12pt" style:font-style-asian="italic" style:font-size-asian="12pt"/>
    </style:style>
    <style:style style:family="paragraph" style:parent-style-name="Standard" style:name="Index" style:class="index">
      <style:paragraph-properties text:line-number="0" text:number-lines="false"/>
    </style:style>
    <style:style style:display-name="Internet link" style:family="text" style:name="Internet_20_link">
      <style:text-properties style:text-underline-width="auto" fo:color="#000080" style:text-underline-color="font-color" style:text-underline-style="solid"/>
    </style:style>
    <style:style style:display-name="Visited Internet Link" style:family="text" style:name="Visited_20_Internet_20_Link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text:start-value="0" text:footnotes-position="page" style:num-format="1" text:start-numbering-at="document" text:note-class="footnote"/>
    <text:notes-configuration text:start-value="0" style:num-format="i" text:note-class="endnote"/>
    <text:linenumbering-configuration style:num-format="1" text:number-position="left" text:increment="5" text:offset="0.499cm" text:number-lines="false"/>
  </office:styles>
  <office:automatic-styles>
    <style:page-layout style:name="pm1">
      <style:page-layout-properties fo:page-width="20.999cm" style:num-format="1" style:writing-mode="lr-tb" fo:margin-top="2cm" fo:margin-bottom="2cm" fo:page-height="29.699cm" fo:margin-left="2cm" style:print-orientation="portrait" style:footnote-max-height="0cm" fo:margin-right="2cm">
        <style:footnote-sep style:rel-width="25%" style:width="0.018cm" style:distance-after-sep="0.101cm" style:adjustment="left" style:distance-before-sep="0.101cm" style:color="#000000"/>
      </style:page-layout-properties>
      <style:header-style/>
      <style:footer-style/>
    </style:page-layout>
  </office:automatic-styles>
  <office:master-styles>
    <style:master-page style:page-layout-name="pm1" style: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1-21T08:34:30</dc:date>
    <dc:language>fr-FR</dc:language>
    <meta:editing-cycles>14</meta:editing-cycles>
    <meta:editing-duration>PT4H42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57" meta:character-count="315"/>
  </office:meta>
</office:document-meta>
</file>